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officeooo:rsid="00030d81" officeooo:paragraph-rsid="00030d81"/>
    </style:style>
    <style:style style:name="P2" style:family="paragraph" style:parent-style-name="Standard">
      <style:paragraph-properties fo:text-align="start" style:justify-single-word="false"/>
      <style:text-properties fo:color="#ff0000" loext:opacity="100%" style:text-underline-style="solid" style:text-underline-width="auto" style:text-underline-color="font-color" officeooo:rsid="00073c39" officeooo:paragraph-rsid="00073c39"/>
    </style:style>
    <style:style style:name="P3" style:family="paragraph" style:parent-style-name="Standard">
      <style:paragraph-properties fo:text-align="center" style:justify-single-word="false"/>
      <style:text-properties fo:color="#2a6099" loext:opacity="100%" fo:font-size="24pt" fo:font-style="italic" officeooo:rsid="00030d81" officeooo:paragraph-rsid="00030d81" style:font-size-asian="24pt" style:font-style-asian="italic" style:font-size-complex="24pt" style:font-style-complex="italic"/>
    </style:style>
    <style:style style:name="P4" style:family="paragraph" style:parent-style-name="Standard">
      <style:paragraph-properties fo:text-align="start" style:justify-single-word="false"/>
      <style:text-properties officeooo:paragraph-rsid="00030d81"/>
    </style:style>
    <style:style style:name="P5" style:family="paragraph" style:parent-style-name="Standard">
      <style:paragraph-properties fo:text-align="start" style:justify-single-word="false"/>
      <style:text-properties officeooo:rsid="00086914" officeooo:paragraph-rsid="00086914"/>
    </style:style>
    <style:style style:name="P6" style:family="paragraph" style:parent-style-name="Standard">
      <style:paragraph-properties fo:text-align="start" style:justify-single-word="false"/>
      <style:text-properties officeooo:rsid="0009734c" officeooo:paragraph-rsid="0009734c"/>
    </style:style>
    <style:style style:name="P7" style:family="paragraph" style:parent-style-name="Text_20_body">
      <style:text-properties officeooo:paragraph-rsid="00060960"/>
    </style:style>
    <style:style style:name="P8"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paragraph-rsid="00030d81"/>
    </style:style>
    <style:style style:name="P9"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04d559" officeooo:paragraph-rsid="00030d81"/>
    </style:style>
    <style:style style:name="P10"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04d559" officeooo:paragraph-rsid="00073c39"/>
    </style:style>
    <style:style style:name="P11"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073c39" officeooo:paragraph-rsid="00073c39"/>
    </style:style>
    <style:style style:name="P12"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09734c" officeooo:paragraph-rsid="0009734c"/>
    </style:style>
    <style:style style:name="T1" style:family="text">
      <style:text-properties officeooo:rsid="00030d81"/>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normal" fo:font-weight="normal" officeooo:rsid="0004d559"/>
    </style:style>
    <style:style style:name="T4" style:family="text">
      <style:text-properties fo:font-variant="normal" fo:text-transform="none" fo:color="#202122" loext:opacity="100%" style:font-name="sans-serif" fo:font-size="10.5pt" fo:letter-spacing="normal" fo:font-style="normal" fo:font-weight="normal" officeooo:rsid="00060960"/>
    </style:style>
    <style:style style:name="T5" style:family="text">
      <style:text-properties fo:font-variant="normal" fo:text-transform="none" fo:color="#202122" loext:opacity="100%" style:font-name="sans-serif" fo:font-size="10.5pt" fo:letter-spacing="normal" fo:font-style="italic" fo:font-weight="normal" officeooo:rsid="0004d559"/>
    </style:style>
    <style:style style:name="T6" style:family="text">
      <style:text-properties fo:font-variant="normal" fo:text-transform="none" fo:color="#202122" loext:opacity="100%" fo:letter-spacing="normal"/>
    </style:style>
    <style:style style:name="T7"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30d81" style:text-blinking="false" fo:background-color="#ffffff" loext:char-shading-value="0"/>
    </style:style>
    <style:style style:name="T9"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86914" style:text-blinking="false" fo:background-color="#ffffff" loext:char-shading-value="0"/>
    </style:style>
    <style:style style:name="T10"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dff6b" style:text-blinking="false" fo:background-color="#ffffff" loext:char-shading-value="0"/>
    </style:style>
    <style:style style:name="T11" style:family="text">
      <style:text-properties fo:font-variant="normal" fo:text-transform="none" fo:color="#00a933" loext:opacity="100%" style:font-name="sans-serif" fo:font-size="16pt" fo:letter-spacing="normal" fo:font-style="normal" fo:font-weight="bold" style:font-size-asian="16pt" style:font-weight-asian="bold" style:font-size-complex="16pt" style:font-weight-complex="bold"/>
    </style:style>
    <style:style style:name="T12" style:family="text">
      <style:text-properties fo:font-variant="normal" fo:text-transform="none" fo:color="#00a933" loext:opacity="100%" style:font-name="sans-serif" fo:font-size="16pt" fo:letter-spacing="normal" fo:font-style="normal" fo:font-weight="bold" officeooo:rsid="0004d559" style:font-size-asian="16pt" style:font-weight-asian="bold" style:font-size-complex="16pt" style:font-weight-complex="bold"/>
    </style:style>
    <style:style style:name="T13" style:family="text">
      <style:text-properties fo:font-variant="normal" fo:text-transform="none" fo:color="#2a6099" loext:opacity="100%" style:font-name="sans-serif" fo:font-size="10.5pt" fo:letter-spacing="normal" fo:font-style="normal" style:text-underline-style="solid" style:text-underline-width="auto" style:text-underline-color="font-color" fo:font-weight="bold" officeooo:rsid="0004d559" style:font-weight-asian="bold" style:font-weight-complex="bold"/>
    </style:style>
    <style:style style:name="T14" style:family="text">
      <style:text-properties fo:font-variant="normal" fo:text-transform="none" style:font-name="sans-serif" fo:font-size="10.5pt" fo:letter-spacing="normal" fo:font-style="normal" fo:font-weight="normal"/>
    </style:style>
    <style:style style:name="T15" style:family="text">
      <style:text-properties fo:font-variant="normal" fo:text-transform="none" style:font-name="sans-serif" fo:font-size="10.5pt" fo:letter-spacing="normal" fo:font-style="normal" fo:font-weight="normal" officeooo:rsid="0004d559"/>
    </style:style>
    <style:style style:name="T16" style:family="text">
      <style:text-properties fo:font-variant="normal" fo:text-transform="none" fo:color="#800080" loext:opacity="100%" style:font-name="sans-serif" fo:font-size="15pt" fo:letter-spacing="normal" fo:font-style="normal" fo:font-weight="bold" style:font-size-asian="15pt" style:font-weight-asian="bold" style:font-size-complex="15pt" style:font-weight-complex="bold"/>
    </style:style>
    <style:style style:name="T17" style:family="text">
      <style:text-properties fo:font-variant="normal" fo:text-transform="none" fo:color="#800080" loext:opacity="100%" style:font-name="sans-serif" fo:font-size="15pt" fo:letter-spacing="normal" fo:font-style="normal" fo:font-weight="bold" officeooo:rsid="0004d559" style:font-size-asian="15pt" style:font-weight-asian="bold" style:font-size-complex="15pt" style:font-weight-complex="bold"/>
    </style:style>
    <style:style style:name="T18" style:family="text">
      <style:text-properties fo:color="#202122" loext:opacity="100%" style:font-name="sans-serif" fo:font-size="10.5pt" fo:letter-spacing="normal" fo:font-style="italic" fo:font-weight="normal"/>
    </style:style>
    <style:style style:name="T19" style:family="text">
      <style:text-properties fo:color="#202122" loext:opacity="100%" style:font-name="sans-serif" fo:font-size="10.5pt" fo:letter-spacing="normal" fo:font-style="italic" fo:font-weight="bold"/>
    </style:style>
    <style:style style:name="T20" style:family="text">
      <style:text-properties officeooo:rsid="0004d559"/>
    </style:style>
    <style:style style:name="T21" style:family="text">
      <style:text-properties fo:color="#00a933" loext:opacity="100%" fo:font-size="16pt" style:text-underline-style="solid" style:text-underline-width="auto" style:text-underline-color="font-color" fo:font-weight="bold" officeooo:rsid="0004d559"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éthode Agile </text:p>
      <text:p text:style-name="P1"/>
      <text:p text:style-name="P4"><text:span text:style-name="T21">Définition et notions</text:span><text:span text:style-name="T20"> </text:span><text:span text:style-name="T1">- </text:span><text:span text:style-name="T2">Le </text:span><text:span text:style-name="T19">Manifeste pour le développement agile de logiciels</text:span><text:span text:style-name="T6"> </text:span><text:span text:style-name="T2">(</text:span><text:span text:style-name="T18">The Manifesto for Agile Software Development</text:span><text:span text:style-name="T2">, titre original en anglais) est un texte rédigé par dix-sept experts du développement d'applications informatiques sous la forme de plusieurs </text:span><text:a xlink:type="simple" xlink:href="https://fr.wikipedia.org/wiki/Méthode_agile" text:style-name="Internet_20_link" text:visited-style-name="Visited_20_Internet_20_Link">méthodes dites agiles</text:a><text:span text:style-name="T7"> </text:span><text:span text:style-name="T8">( l’ensemble des méthodes visant a impliquer le </text:span><text:span text:style-name="T10">travailleur </text:span><text:span text:style-name="T8">a avoir une grande réactivité envers la demande du client, s’oppose aux méthodes traditionnelles </text:span><text:span text:style-name="T9">qui ne répondent pas forcément a cet objectif pragmatique</text:span><text:span text:style-name="T8">) <text:s/></text:span><text:span text:style-name="T2">Ces experts estimaient que le traditionnel </text:span><text:a xlink:type="simple" xlink:href="https://fr.wikipedia.org/wiki/Modèle_en_cascade" text:style-name="Internet_20_link" text:visited-style-name="Visited_20_Internet_20_Link"><text:span text:style-name="T7">cycle de développement en cascade</text:span></text:a><text:span text:style-name="T6"> </text:span><text:span text:style-name="T2">ne correspondait plus aux contraintes et aux exigences des organisations en évolution rapide. Les méthodes agiles ne sont pas apparues avec le Manifeste en 2001 mais celui-ci détermine leurs dénominateurs communs et consacre le terme d'« agile » pour les référencer. Les valeurs et principes du Manifeste agile sont défendus par l'Agile Alliance.</text:span></text:p>
      <text:p text:style-name="P8"/>
      <text:p text:style-name="P4"><text:span text:style-name="T11">- </text:span><text:span text:style-name="T12">Histoire</text:span><text:span text:style-name="T3"> : Du 11 au 13 février 2001, à la station de ski The Lodge at Snowbird dans les montagnes Wasatch de l'Utah, dix-sept personnes se sont réunies pour parler, skier, se détendre et essayer de trouver un terrain d'entente – et bien sûr, pour manger. Ce qui a émergé était le Manifeste Agile « Développement de logiciels ». Des représentants d'Extreme Programming, SCRUM, DSDM, Adaptive Software Development, Crystal, Feature-Driven Development, Pragmatic Programming</text:span></text:p>
      <text:p text:style-name="P9"/>
      <text:p text:style-name="P9">Émerge un document : <text:s/>le Manifeste pour le développement logiciel agile - signé par tous les participants. </text:p>
      <text:p text:style-name="P9"/>
      <text:p text:style-name="P4"><text:span text:style-name="T3">Se nommant </text:span><text:span text:style-name="T13">"The Agile Alliance"</text:span><text:span text:style-name="T3">, ce groupe de penseurs indépendants sur le développement de logiciels, et parfois concurrents les uns des autres, s'est mis d'accord sur le Manifeste pour le développement logiciel agile affiché sur la page de titre de ce site Web.</text:span></text:p>
      <text:p text:style-name="P7"><text:line-break/><text:span text:style-name="T3">mais parce que, prises dans leur ensemble, les pratiques définissent une communauté de développeurs libérée du bagage des sociétés dilbertesques </text:span><text:span text:style-name="T4">(= </text:span><text:span text:style-name="T3">Le succès de </text:span><text:span text:style-name="T5">Dilbert</text:span><text:span text:style-name="T3"> </text:span><text:span text:style-name="T4">bande dessinée , </text:span><text:span text:style-name="T3">tient à sa description aiguisée du monde de l'entreprise, dépeint par l'auteur comme un monde bureaucratique , Le chef a le pouvoir mais pas les compétences, et les employés sont compétents mais n'ont aucun pouvoir.</text:span><text:span text:style-name="T4">)</text:span></text:p>
      <text:p text:style-name="P9"/>
      <text:p text:style-name="P9">Ce type de situation se produit tous les jours - le marketing, ou la direction, ou les clients externes, les clients internes et, oui, même les développeurs - ne veulent pas prendre de décisions de compromis difficiles, ils imposent donc des exigences irrationnelles en imposant des règles d'entreprise structures de pouvoir. Ce n'est pas simplement un problème de développement logiciel, il se retrouve dans toutes les organisations dilbertesques.</text:p>
      <text:p text:style-name="P9"/>
      <text:p text:style-name="P5"><text:span text:style-name="T3">P</text:span><text:span text:style-name="T2">our exemple : Kent Beck raconte l'histoire d'un premier emploi dans lequel il a estimé un effort de programmation de six semaines pour deux personnes. Après que son manager ait réaffecté l'autre programmeur au début du projet, il a terminé le projet en douze semaines et s'est senti très mal dans sa peau ! Le patron - bien sûr - a harangué Kent sur sa lenteur tout au long des six semaines suivantes. Kent, quelque peu découragé parce qu'il était un tel "échec" en tant que programmeur, a finalement réalisé que son estimation initiale de 6 semaines était extrêmement précise - pour 2 personnes - et que son "échec" était vraiment l'échec du manager, en fait, l'échec de l'état d'esprit de processus standard "fixe" qui afflige si fréquemment notre industrie.</text:span></text:p>
      <text:p text:style-name="P9"/>
      <text:p text:style-name="P4"><text:span text:style-name="T3">Afin de réussir dans la nouvelle économie, d'entrer de manière agressive dans l'ère des affaires électroniques, du commerce électronique et du Web, les entreprises doivent se débarrasser de leurs manifestations Dilbert de création d'emplois et de politiques </text:span><text:soft-page-break/><text:span text:style-name="T3">obscures. Cette liberté vis-à-vis des inanités de la vie d'entreprise attire les partisans des méthodologies agiles et effraie les begeebers (vous ne pouvez pas utiliser le mot "merde" dans un article professionnel) des traditionalistes. Très franchement, les approches Agiles effraient les bureaucrates d'entreprise - du moins ceux qui sont heureux de pousser le processus pour l'amour du processus plutôt que d'essayer de faire de son mieux pour le « client » et de fournir quelque chose de concret et en temps opportun et « comme promis » - parce qu'ils manquent de endroits où se cacher.</text:span></text:p>
      <text:p text:style-name="P9"/>
      <text:p text:style-name="P9"/>
      <text:p text:style-name="P9">Le mouvement Agile n'est pas anti-méthodologie, en effet, nous sommes nombreux à vouloir redonner de la crédibilité au mot méthodologie. Nous voulons rétablir un équilibre. Nous adoptons la modélisation, mais pas pour déposer un diagramme dans un référentiel d'entreprise poussiéreux. Nous acceptons la documentation, mais pas des centaines de pages de jamais-main</text:p>
      <text:p text:style-name="P9"/>
      <text:p text:style-name="P2"><text:span text:style-name="T15">L</text:span><text:span text:style-name="T14">iste des 17 signataires : </text:span></text:p>
      <text:p text:style-name="P11"/>
      <text:p text:style-name="P11">Kent Beck</text:p>
      <text:p text:style-name="P11">Mike Beedle</text:p>
      <text:p text:style-name="P11">Arie van Bennekum</text:p>
      <text:p text:style-name="P11">Alistair Cockburn</text:p>
      <text:p text:style-name="P11">Ward Cunningham</text:p>
      <text:p text:style-name="P11">Martin Fowler</text:p>
      <text:p text:style-name="P11">James Grenning</text:p>
      <text:p text:style-name="P11">Jim Highsmith</text:p>
      <text:p text:style-name="P11">Andrew Hunt</text:p>
      <text:p text:style-name="P11">Ron Jeffries</text:p>
      <text:p text:style-name="P11">Jon Kern</text:p>
      <text:p text:style-name="P11">Brian Marick</text:p>
      <text:p text:style-name="P11">Robert C. Martin</text:p>
      <text:p text:style-name="P11">Steve Mellor</text:p>
      <text:p text:style-name="P11">Ken Schwaber</text:p>
      <text:p text:style-name="P11">Jeff Sutherland</text:p>
      <text:p text:style-name="P11">Dave Thomas</text:p>
      <text:p text:style-name="P9"/>
      <text:p text:style-name="P9"/>
      <text:p text:style-name="P6"><text:span text:style-name="T17">Utilisation</text:span><text:span text:style-name="T16"> réelle</text:span><text:span text:style-name="T2"> : Aujourd'hui, il y a les principes SAFe, les principes LeSS, des applications d'Agile qui n'ont rien à voir avec le développement, même si le Manifeste commence par dire : « Nous découvrons comment mieux développer des logiciels par la pratique et en aidant les autres à le faire. »</text:span></text:p>
      <text:p text:style-name="P12"/>
      <text:p text:style-name="P12">Dave West, CEO de Scrum.org, qui se rend dans diverses organisations pour observer les pratiques Agile, a fait état d'une équipe de recherche utilisant Agile pour développer un remède à la cécité génétique par le biais de virus.</text:p>
      <text:p text:style-name="P12"/>
      <text:p text:style-name="P12"/>
      <text:p text:style-name="P9">En effet, l'adoption d'Agile en dehors du domaine du développement a fait son chemin, mais ce n'est pas nécessairement ce que les auteurs du Manifeste avaient prévu.</text:p>
      <text:p text:style-name="P9"/>
      <text:p text:style-name="P9">« Ce n'est pas qu'il ne peut pas être interprété, mais une compréhension plus profonde est nécessaire pour s'assurer que les idées sont traduites avec fidélité », explique Ian Buchanan,</text:p>
      <text:p text:style-name="P9"/>
      <text:p text:style-name="P9"/>
      <text:p text:style-name="P9"/>
      <text:p text:style-name="P9"/>
      <text:p text:style-name="P9"/>
      <text:p text:style-name="P9"/>
      <text:p text:style-name="P9"/>
      <text:p text:style-name="P9"><text:soft-page-break/>Atlassian</text:p>
      <text:p text:style-name="P9"/>
      <text:p text:style-name="P9">Atlassian Corporation Plc is an Australian enterprise software company that develops products for software developers, project managers, and content management. It is best known for its issue tracking application, Jira, and its team collaboration and wiki product, Confluence. Atlassian serves over 135,000 customers.</text:p>
      <text:p text:style-name="P11"/>
      <text:p text:style-name="P11"/>
      <text:p text:style-name="P11"/>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8:45:43.053137645</meta:creation-date>
    <dc:date>2022-12-01T13:27:03.895133913</dc:date>
    <meta:editing-duration>PT4H11M34S</meta:editing-duration>
    <meta:editing-cycles>7</meta:editing-cycles>
    <meta:generator>LibreOffice/7.3.6.2$Linux_X86_64 LibreOffice_project/30$Build-2</meta:generator>
    <meta:document-statistic meta:table-count="0" meta:image-count="0" meta:object-count="0" meta:page-count="3" meta:paragraph-count="34" meta:word-count="950" meta:character-count="6061" meta:non-whitespace-character-count="5138"/>
  </office:meta>
</office:document-meta>
</file>